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fd58d"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f669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fo:font-size="10pt" officeooo:rsid="03a173d1"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T16" style:family="text">
      <style:text-properties officeooo:rsid="03a173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Geometry Nodes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Geometry Nodes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1445924119840">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5">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173d1"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f669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5</text:span><text:span text:style-name="MT2"> Editors - </text:span><text:span text:style-name="MT3">Geometry Nodes</text:span><text:span text:style-name="MT2"> Editor - Header - A</text:span><text:span text:style-name="MT6">dd</text:span><text:span text:style-name="MT2"> Menu</text:span><text:span text:style-name="MT7"> - L</text:span><text:span text:style-name="MT8">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5M14S</meta:editing-duration>
    <meta:editing-cycles>820</meta:editing-cycles>
    <meta:generator>LibreOffice/6.4.7.2$Windows_X86_64 LibreOffice_project/639b8ac485750d5696d7590a72ef1b496725cfb5</meta:generator>
    <dc:date>2020-12-18T11:16:54.468000000</dc:date>
    <meta:document-statistic meta:table-count="1" meta:image-count="9" meta:object-count="0" meta:page-count="2" meta:paragraph-count="30" meta:word-count="374" meta:character-count="1966" meta:non-whitespace-character-count="1619"/>
    <meta:template xlink:type="simple" xlink:actuate="onRequest" xlink:title="standard1cm" xlink:href="../../../AppData/Roaming/LibreOffice/4/user/template/standard1cm.ott" meta:date="2016-03-29T10:15:31.334000000"/>
  </office:meta>
</office:document-meta>
</file>